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lindsWipe" smil:subtype="vertical"/>
    </style:style>
    <style:style style:name="dp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lindsWipe" smil:subtype="horizontal"/>
    </style:style>
    <style:style style:name="dp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Wipe" smil:subtype="topLeft"/>
    </style:style>
    <style:style style:name="dp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xWipe" smil:subtype="topRight"/>
    </style:style>
    <style:style style:name="dp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Wipe" smil:subtype="bottomRight"/>
    </style:style>
    <style:style style:name="dp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xWipe" smil:subtype="bottomLeft"/>
    </style:style>
    <style:style style:name="dp1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Wipe" smil:subtype="topCenter"/>
    </style:style>
    <style:style style:name="dp1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xWipe" smil:subtype="rightCenter"/>
    </style:style>
    <style:style style:name="dp1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Wipe" smil:subtype="bottomCenter"/>
    </style:style>
    <style:style style:name="dp1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xWipe" smil:subtype="leftCenter"/>
    </style:style>
    <style:style style:name="dp1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fourBoxWipe" smil:subtype="cornersIn"/>
    </style:style>
    <style:style style:name="dp1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fourBoxWipe" smil:subtype="cornersOut"/>
    </style:style>
    <style:style style:name="dp1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arnDoorWipe" smil:subtype="vertical"/>
    </style:style>
    <style:style style:name="dp1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arnDoorWipe" smil:subtype="horizontal"/>
    </style:style>
    <style:style style:name="dp1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arnDoorWipe" smil:subtype="diagonalBottomLeft"/>
    </style:style>
    <style:style style:name="dp1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arnDoorWipe" smil:subtype="diagonalTopLeft"/>
    </style:style>
    <style:style style:name="dp2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wTieWipe" smil:subtype="vertical"/>
    </style:style>
    <style:style style:name="dp2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wTieWipe" smil:subtype="horizontal"/>
    </style:style>
    <style:style style:name="dp2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miscDiagonalWipe" smil:subtype="doubleBarnDoor"/>
    </style:style>
    <style:style style:name="dp2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miscDiagonalWipe" smil:subtype="doubleDiamond"/>
    </style:style>
    <style:style style:name="dp2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veeWipe" smil:subtype="down"/>
    </style:style>
    <style:style style:name="dp2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veeWipe" smil:subtype="left"/>
    </style:style>
    <style:style style:name="dp2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veeWipe" smil:subtype="up"/>
    </style:style>
    <style:style style:name="dp2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veeWipe" smil:subtype="right"/>
    </style:style>
    <style:style style:name="dp2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arnVeeWipe" smil:subtype="top"/>
    </style:style>
    <style:style style:name="dp2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arnVeeWipe" smil:subtype="left"/>
    </style:style>
    <style:style style:name="dp3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arnVeeWipe" smil:subtype="up"/>
    </style:style>
    <style:style style:name="dp3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arnVeeWipe" smil:subtype="right"/>
    </style:style>
    <style:style style:name="dp3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zigZagWipe" smil:subtype="leftToRight"/>
    </style:style>
    <style:style style:name="dp3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zigZagWipe" smil:subtype="topToBottom"/>
    </style:style>
    <style:style style:name="dp3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arnZigZagWipe" smil:subtype="vertical"/>
    </style:style>
    <style:style style:name="dp3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arnZigZagWipe" smil:subtype="horizontal"/>
    </style:style>
    <style:style style:name="dp3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irisWipe" smil:subtype="rectangle"/>
    </style:style>
    <style:style style:name="dp3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irisWipe" smil:subtype="diamond"/>
    </style:style>
    <style:style style:name="dp3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triangleWipe" smil:subtype="up"/>
    </style:style>
    <style:style style:name="dp3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triangleWipe" smil:subtype="right"/>
    </style:style>
    <style:style style:name="dp4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triangleWipe" smil:subtype="down"/>
    </style:style>
    <style:style style:name="dp4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triangleWipe" smil:subtype="left"/>
    </style:style>
    <style:style style:name="dp4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arrowHeadWipe" smil:subtype="up"/>
    </style:style>
    <style:style style:name="dp4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arrowHeadWipe" smil:subtype="right"/>
    </style:style>
    <style:style style:name="dp4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arrowHeadWipe" smil:subtype="down"/>
    </style:style>
    <style:style style:name="dp4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arrowHeadWipe" smil:subtype="left"/>
    </style:style>
    <style:style style:name="dp4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entagonWipe" smil:subtype="up"/>
    </style:style>
    <style:style style:name="dp4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entagonWipe" smil:subtype="down"/>
    </style:style>
    <style:style style:name="dp4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hexagonWipe" smil:subtype="horizontal"/>
    </style:style>
    <style:style style:name="dp4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hexagonWipe" smil:subtype="vertical"/>
    </style:style>
    <style:style style:name="dp5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ellipseWipe" smil:subtype="circle"/>
    </style:style>
    <style:style style:name="dp5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ellipseWipe" smil:subtype="horizontal"/>
    </style:style>
    <style:style style:name="dp5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ellipseWipe" smil:subtype="vertical"/>
    </style:style>
    <style:style style:name="dp5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eyeWipe" smil:subtype="vertical"/>
    </style:style>
    <style:style style:name="dp5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eyeWipe" smil:subtype="horizontal"/>
    </style:style>
    <style:style style:name="dp5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roundRectWipe" smil:subtype="horizontal"/>
    </style:style>
    <style:style style:name="dp5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roundRectWipe" smil:subtype="vertical"/>
    </style:style>
    <style:style style:name="dp5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tarWipe" smil:subtype="fourPoint"/>
    </style:style>
    <style:style style:name="dp5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tarWipe" smil:subtype="fivePoint"/>
    </style:style>
    <style:style style:name="dp5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tarWipe" smil:subtype="sixPoint"/>
    </style:style>
    <style:style style:name="dp6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miscShapeWipe" smil:subtype="heart"/>
    </style:style>
    <style:style style:name="dp6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miscShapeWipe" smil:subtype="keyhole"/>
    </style:style>
    <style:style style:name="dp6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clockWipe" smil:subtype="clockwiseTwelve"/>
    </style:style>
    <style:style style:name="dp6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clockWipe" smil:subtype="clockwiseThree"/>
    </style:style>
    <style:style style:name="dp6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clockWipe" smil:subtype="clockwiseSix"/>
    </style:style>
    <style:style style:name="dp6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clockWipe" smil:subtype="clockwiseNine"/>
    </style:style>
    <style:style style:name="dp6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inWheelWipe" smil:subtype="oneBlade"/>
    </style:style>
    <style:style style:name="dp6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inWheelWipe" smil:subtype="twoBladeVertical"/>
    </style:style>
    <style:style style:name="dp6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inWheelWipe" smil:subtype="twoBladeHorizontal"/>
    </style:style>
    <style:style style:name="dp6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inWheelWipe" smil:subtype="threeBlade"/>
    </style:style>
    <style:style style:name="dp7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inWheelWipe" smil:subtype="fourBlade"/>
    </style:style>
    <style:style style:name="dp7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inWheelWipe" smil:subtype="eightBlade"/>
    </style:style>
    <style:style style:name="dp7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ingleSweepWipe" smil:subtype="clockwiseTop"/>
    </style:style>
    <style:style style:name="dp7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ingleSweepWipe" smil:subtype="clockwiseRight"/>
    </style:style>
    <style:style style:name="dp7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ingleSweepWipe" smil:subtype="clockwiseBottom"/>
    </style:style>
    <style:style style:name="dp7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ingleSweepWipe" smil:subtype="clockwiseLeft"/>
    </style:style>
    <style:style style:name="dp7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ingleSweepWipe" smil:subtype="clockwiseTopLeft"/>
    </style:style>
    <style:style style:name="dp7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ingleSweepWipe" smil:subtype="counterClockwiseBottomLeft"/>
    </style:style>
    <style:style style:name="dp7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ingleSweepWipe" smil:subtype="clockwiseBottomRight"/>
    </style:style>
    <style:style style:name="dp7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ingleSweepWipe" smil:subtype="counterClockwiseTopRight"/>
    </style:style>
    <style:style style:name="dp8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fanWipe" smil:subtype="centerTop"/>
    </style:style>
    <style:style style:name="dp8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fanWipe" smil:subtype="centerRight"/>
    </style:style>
    <style:style style:name="dp8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fanWipe" smil:subtype="top"/>
    </style:style>
    <style:style style:name="dp8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fanWipe" smil:subtype="right"/>
    </style:style>
    <style:style style:name="dp8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fanWipe" smil:subtype="bottom"/>
    </style:style>
    <style:style style:name="dp8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fanWipe" smil:subtype="left"/>
    </style:style>
    <style:style style:name="dp8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doubleFanWipe" smil:subtype="fanOutVertical"/>
    </style:style>
    <style:style style:name="dp8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doubleFanWipe" smil:subtype="fanOutHorizontal"/>
    </style:style>
    <style:style style:name="dp8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doubleFanWipe" smil:subtype="fanInVertical"/>
    </style:style>
    <style:style style:name="dp8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doubleFanWipe" smil:subtype="fanInHorizontal"/>
    </style:style>
    <style:style style:name="dp9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doubleSweepWipe" smil:subtype="parallelVertical"/>
    </style:style>
    <style:style style:name="dp9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doubleSweepWipe" smil:subtype="parallelDiagonal"/>
    </style:style>
    <style:style style:name="dp9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doubleSweepWipe" smil:subtype="oppositeVertical"/>
    </style:style>
    <style:style style:name="dp9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doubleSweepWipe" smil:subtype="oppositeHorizontal"/>
    </style:style>
    <style:style style:name="dp9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doubleSweepWipe" smil:subtype="parallelDiagonalTopLeft"/>
    </style:style>
    <style:style style:name="dp9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doubleSweepWipe" smil:subtype="parallelDiagonalBottomLeft"/>
    </style:style>
    <style:style style:name="dp9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aloonDoorWipe" smil:subtype="top"/>
    </style:style>
    <style:style style:name="dp9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aloonDoorWipe" smil:subtype="left"/>
    </style:style>
    <style:style style:name="dp9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aloonDoorWipe" smil:subtype="bottom"/>
    </style:style>
    <style:style style:name="dp9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aloonDoorWipe" smil:subtype="right"/>
    </style:style>
    <style:style style:name="dp10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windshieldWipe" smil:subtype="right"/>
    </style:style>
    <style:style style:name="dp10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windshieldWipe" smil:subtype="up"/>
    </style:style>
    <style:style style:name="dp10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windshieldWipe" smil:subtype="vertical"/>
    </style:style>
    <style:style style:name="dp10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windshieldWipe" smil:subtype="horizontal"/>
    </style:style>
    <style:style style:name="dp10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nakeWipe" smil:subtype="topLeftHorizontal"/>
    </style:style>
    <style:style style:name="dp10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nakeWipe" smil:subtype="topLeftVertical"/>
    </style:style>
    <style:style style:name="dp10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nakeWipe" smil:subtype="topLeftDiagonal"/>
    </style:style>
    <style:style style:name="dp10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nakeWipe" smil:subtype="topRightDiagonal"/>
    </style:style>
    <style:style style:name="dp10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nakeWipe" smil:subtype="bottomRightDiagonal"/>
    </style:style>
    <style:style style:name="dp10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nakeWipe" smil:subtype="bottomLeftDiagonal"/>
    </style:style>
    <style:style style:name="dp11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piralWipe" smil:subtype="topLeftClockwise"/>
    </style:style>
    <style:style style:name="dp11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piralWipe" smil:subtype="topRightClockwise"/>
    </style:style>
    <style:style style:name="dp11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piralWipe" smil:subtype="bottomRightClockwise"/>
    </style:style>
    <style:style style:name="dp11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piralWipe" smil:subtype="bottomLeftClockwise"/>
    </style:style>
    <style:style style:name="dp11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piralWipe" smil:subtype="topLeftCounterClockwise"/>
    </style:style>
    <style:style style:name="dp11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piralWipe" smil:subtype="topRightCounterClockwise"/>
    </style:style>
    <style:style style:name="dp11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piralWipe" smil:subtype="bottomRightCounterClockwise"/>
    </style:style>
    <style:style style:name="dp11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piralWipe" smil:subtype="bottomLeftCounterClockwise"/>
    </style:style>
    <style:style style:name="dp11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arallelSnakesWipe" smil:subtype="verticalTopSame"/>
    </style:style>
    <style:style style:name="dp11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arallelSnakesWipe" smil:subtype="verticalBottomSame"/>
    </style:style>
    <style:style style:name="dp12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arallelSnakesWipe" smil:subtype="verticalTopLeftOpposite"/>
    </style:style>
    <style:style style:name="dp12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arallelSnakesWipe" smil:subtype="verticalBottomLeftOpposite"/>
    </style:style>
    <style:style style:name="dp12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arallelSnakesWipe" smil:subtype="horizontalLeftSame"/>
    </style:style>
    <style:style style:name="dp12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arallelSnakesWipe" smil:subtype="horizontalRightSame"/>
    </style:style>
    <style:style style:name="dp12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arallelSnakesWipe" smil:subtype="horizontalTopLeftOpposite"/>
    </style:style>
    <style:style style:name="dp12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arallelSnakesWipe" smil:subtype="horizontalTopRightOpposite"/>
    </style:style>
    <style:style style:name="dp12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arallelSnakesWipe" smil:subtype="diagonalBottomLeftOpposite"/>
    </style:style>
    <style:style style:name="dp12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arallelSnakesWipe" smil:subtype="diagonalTopLeftOpposite"/>
    </style:style>
    <style:style style:name="dp12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SnakesWipe" smil:subtype="twoBoxTop"/>
    </style:style>
    <style:style style:name="dp12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xSnakesWipe" smil:subtype="twoBoxLeft"/>
    </style:style>
    <style:style style:name="dp13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SnakesWipe" smil:subtype="twoBoxRight"/>
    </style:style>
    <style:style style:name="dp13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boxSnakesWipe"/>
    </style:style>
    <style:style style:name="dp13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boxSnakesWipe" smil:subtype="fourBoxHorizontal"/>
    </style:style>
    <style:style style:name="dp13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waterfallWipe" smil:subtype="verticalLeft"/>
    </style:style>
    <style:style style:name="dp13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waterfallWipe" smil:subtype="verticalRight"/>
    </style:style>
    <style:style style:name="dp13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waterfallWipe" smil:subtype="horizontalLeft"/>
    </style:style>
    <style:style style:name="dp13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waterfallWipe" smil:subtype="horizontalRight"/>
    </style:style>
    <style:style style:name="dp13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ushWipe" smil:subtype="fromLeft"/>
    </style:style>
    <style:style style:name="dp13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ushWipe" smil:subtype="fromTop"/>
    </style:style>
    <style:style style:name="dp13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ushWipe" smil:subtype="fromRight"/>
    </style:style>
    <style:style style:name="dp14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ushWipe" smil:subtype="fromBottom"/>
    </style:style>
    <style:style style:name="dp14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ushWipe" smil:subtype="fromBottomRight"/>
    </style:style>
    <style:style style:name="dp14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ushWipe" smil:subtype="fromBottomLeft"/>
    </style:style>
    <style:style style:name="dp14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ushWipe" smil:subtype="fromTopRight"/>
    </style:style>
    <style:style style:name="dp14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ushWipe" smil:subtype="fromTopLeft"/>
    </style:style>
    <style:style style:name="dp14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pushWipe" smil:subtype="combHorizontal"/>
    </style:style>
    <style:style style:name="dp14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pushWipe" smil:subtype="combVertical"/>
    </style:style>
    <style:style style:name="dp14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lideWipe" smil:subtype="fromLeft"/>
    </style:style>
    <style:style style:name="dp14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lideWipe" smil:subtype="fromTop"/>
    </style:style>
    <style:style style:name="dp14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lideWipe" smil:subtype="fromRight"/>
    </style:style>
    <style:style style:name="dp15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lideWipe" smil:subtype="fromBottom"/>
    </style:style>
    <style:style style:name="dp15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lideWipe" smil:subtype="fromBottomRight"/>
    </style:style>
    <style:style style:name="dp15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lideWipe" smil:subtype="fromBottomLeft"/>
    </style:style>
    <style:style style:name="dp15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slideWipe" smil:subtype="fromTopRight"/>
    </style:style>
    <style:style style:name="dp154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slideWipe" smil:subtype="fromTopLeft"/>
    </style:style>
    <style:style style:name="dp155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fade" smil:subtype="crossfade" smil:fadeColor="#000000"/>
    </style:style>
    <style:style style:name="dp156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fade" smil:subtype="fadeToColor" smil:fadeColor="#000000"/>
    </style:style>
    <style:style style:name="dp157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fade" smil:subtype="fadeFromColor" smil:fadeColor="#000000"/>
    </style:style>
    <style:style style:name="dp158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fade" smil:subtype="fadeOverColor" smil:fadeColor="#000000"/>
    </style:style>
    <style:style style:name="dp159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randomBarWipe" smil:subtype="vertical"/>
    </style:style>
    <style:style style:name="dp160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randomBarWipe" smil:subtype="horizontal"/>
    </style:style>
    <style:style style:name="dp161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checkerBoardWipe" smil:subtype="down"/>
    </style:style>
    <style:style style:name="dp162" style:family="drawing-page">
      <style:drawing-page-properties presentation:transition-type="automatic" presentation:duration="PT00H00M01S" presentation:background-visible="true" presentation:background-objects-visible="true" draw:fill="solid" draw:fill-color="#ffff99" presentation:display-footer="true" presentation:display-page-number="false" presentation:display-date-time="true" smil:type="checkerBoardWipe" smil:subtype="across"/>
    </style:style>
    <style:style style:name="dp163" style:family="drawing-page">
      <style:drawing-page-properties presentation:transition-type="automatic" presentation:duration="PT00H00M01S" presentation:background-visible="true" presentation:background-objects-visible="true" draw:fill="solid" draw:fill-color="#ffcc99" presentation:display-footer="true" presentation:display-page-number="false" presentation:display-date-time="true" smil:type="dissolv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 style:list-style-name="L2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outline1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">
        <style:list-level-properties text:min-label-width="0.6cm"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">
        <style:text-properties fo:font-family="starbats" style:font-charset="x-symbol" style:use-window-font-color="true" fo:font-size="45%"/>
      </text:list-level-style-bullet>
      <text:list-level-style-bullet text:level="2" text:bullet-char="">
        <style:list-level-properties text:space-before="0.6cm" text:min-label-width="0.6cm"/>
        <style:text-properties fo:font-family="starbats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ransition “0”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Transition: barWipe</text:p>
              </text:list-item>
            </text:list>
            <text:list text:style-name="L3">
              <text:list-item>
                <text:list>
                  <text:list-item>
                    <text:p text:style-name="P3">Subtype: leftTo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" draw:style-name="dp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Wipe</text:p>
              </text:list-item>
            </text:list>
            <text:list text:style-name="L3">
              <text:list-item>
                <text:list>
                  <text:list-item>
                    <text:p text:style-name="P3">Subtype: topTo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" draw:style-name="dp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linds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" draw:style-name="dp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linds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" draw:style-name="dp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top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" draw:style-name="dp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top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" draw:style-name="dp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bottom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" draw:style-name="dp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bott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" draw:style-name="dp1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top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" draw:style-name="dp1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right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" draw:style-name="dp1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bottom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" draw:style-name="dp1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Wipe</text:p>
              </text:list-item>
            </text:list>
            <text:list text:style-name="L3">
              <text:list-item>
                <text:list>
                  <text:list-item>
                    <text:p text:style-name="P3">Subtype: left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" draw:style-name="dp1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ourBoxWipe</text:p>
              </text:list-item>
            </text:list>
            <text:list text:style-name="L3">
              <text:list-item>
                <text:list>
                  <text:list-item>
                    <text:p text:style-name="P3">Subtype: corners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" draw:style-name="dp1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ourBoxWipe</text:p>
              </text:list-item>
            </text:list>
            <text:list text:style-name="L3">
              <text:list-item>
                <text:list>
                  <text:list-item>
                    <text:p text:style-name="P3">Subtype: cornersO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" draw:style-name="dp1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Door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6" draw:style-name="dp1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Door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7" draw:style-name="dp1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DoorWipe</text:p>
              </text:list-item>
            </text:list>
            <text:list text:style-name="L3">
              <text:list-item>
                <text:list>
                  <text:list-item>
                    <text:p text:style-name="P3">Subtype: diagonalBott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8" draw:style-name="dp1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DoorWipe</text:p>
              </text:list-item>
            </text:list>
            <text:list text:style-name="L3">
              <text:list-item>
                <text:list>
                  <text:list-item>
                    <text:p text:style-name="P3">Subtype: diagonalTop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9" draw:style-name="dp2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wTie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0" draw:style-name="dp2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wTie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1" draw:style-name="dp2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miscDiagonalWipe</text:p>
              </text:list-item>
            </text:list>
            <text:list text:style-name="L3">
              <text:list-item>
                <text:list>
                  <text:list-item>
                    <text:p text:style-name="P3">Subtype: doubleBarnDo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2" draw:style-name="dp2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miscDiagonalWipe</text:p>
              </text:list-item>
            </text:list>
            <text:list text:style-name="L3">
              <text:list-item>
                <text:list>
                  <text:list-item>
                    <text:p text:style-name="P3">Subtype: doubleDiamo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3" draw:style-name="dp2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veeWipe</text:p>
              </text:list-item>
            </text:list>
            <text:list text:style-name="L3">
              <text:list-item>
                <text:list>
                  <text:list-item>
                    <text:p text:style-name="P3">Subtype: d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4" draw:style-name="dp2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veeWipe</text:p>
              </text:list-item>
            </text:list>
            <text:list text:style-name="L3">
              <text:list-item>
                <text:list>
                  <text:list-item>
                    <text:p text:style-name="P3">Subtype: 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5" draw:style-name="dp2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veeWipe</text:p>
              </text:list-item>
            </text:list>
            <text:list text:style-name="L3">
              <text:list-item>
                <text:list>
                  <text:list-item>
                    <text:p text:style-name="P3">Subtype: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6" draw:style-name="dp2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vee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7" draw:style-name="dp2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VeeWipe</text:p>
              </text:list-item>
            </text:list>
            <text:list text:style-name="L3">
              <text:list-item>
                <text:list>
                  <text:list-item>
                    <text:p text:style-name="P3">Subtype: 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8" draw:style-name="dp2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VeeWipe</text:p>
              </text:list-item>
            </text:list>
            <text:list text:style-name="L3">
              <text:list-item>
                <text:list>
                  <text:list-item>
                    <text:p text:style-name="P3">Subtype: 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29" draw:style-name="dp3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VeeWipe</text:p>
              </text:list-item>
            </text:list>
            <text:list text:style-name="L3">
              <text:list-item>
                <text:list>
                  <text:list-item>
                    <text:p text:style-name="P3">Subtype: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0" draw:style-name="dp3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2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Vee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1" draw:style-name="dp3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zigZagWipe</text:p>
              </text:list-item>
            </text:list>
            <text:list text:style-name="L3">
              <text:list-item>
                <text:list>
                  <text:list-item>
                    <text:p text:style-name="P3">Subtype: leftTo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2" draw:style-name="dp3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zigZagWipe</text:p>
              </text:list-item>
            </text:list>
            <text:list text:style-name="L3">
              <text:list-item>
                <text:list>
                  <text:list-item>
                    <text:p text:style-name="P3">Subtype: topTo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3" draw:style-name="dp3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ZigZag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4" draw:style-name="dp3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arnZigZag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5" draw:style-name="dp3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irisWipe</text:p>
              </text:list-item>
            </text:list>
            <text:list text:style-name="L3">
              <text:list-item>
                <text:list>
                  <text:list-item>
                    <text:p text:style-name="P3">Subtype: rectang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6" draw:style-name="dp3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irisWipe</text:p>
              </text:list-item>
            </text:list>
            <text:list text:style-name="L3">
              <text:list-item>
                <text:list>
                  <text:list-item>
                    <text:p text:style-name="P3">Subtype: diamo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7" draw:style-name="dp3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triangleWipe</text:p>
              </text:list-item>
            </text:list>
            <text:list text:style-name="L3">
              <text:list-item>
                <text:list>
                  <text:list-item>
                    <text:p text:style-name="P3">Subtype: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8" draw:style-name="dp3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triangle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39" draw:style-name="dp4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triangleWipe</text:p>
              </text:list-item>
            </text:list>
            <text:list text:style-name="L3">
              <text:list-item>
                <text:list>
                  <text:list-item>
                    <text:p text:style-name="P3">Subtype: d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0" draw:style-name="dp4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3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triangleWipe</text:p>
              </text:list-item>
            </text:list>
            <text:list text:style-name="L3">
              <text:list-item>
                <text:list>
                  <text:list-item>
                    <text:p text:style-name="P3">Subtype: 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1" draw:style-name="dp4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arrowHeadWipe</text:p>
              </text:list-item>
            </text:list>
            <text:list text:style-name="L3">
              <text:list-item>
                <text:list>
                  <text:list-item>
                    <text:p text:style-name="P3">Subtype: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2" draw:style-name="dp4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arrowHead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3" draw:style-name="dp4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arrowHeadWipe</text:p>
              </text:list-item>
            </text:list>
            <text:list text:style-name="L3">
              <text:list-item>
                <text:list>
                  <text:list-item>
                    <text:p text:style-name="P3">Subtype: d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4" draw:style-name="dp4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arrowHeadWipe</text:p>
              </text:list-item>
            </text:list>
            <text:list text:style-name="L3">
              <text:list-item>
                <text:list>
                  <text:list-item>
                    <text:p text:style-name="P3">Subtype: 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5" draw:style-name="dp4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entagonWipe</text:p>
              </text:list-item>
            </text:list>
            <text:list text:style-name="L3">
              <text:list-item>
                <text:list>
                  <text:list-item>
                    <text:p text:style-name="P3">Subtype: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6" draw:style-name="dp4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entagonWipe</text:p>
              </text:list-item>
            </text:list>
            <text:list text:style-name="L3">
              <text:list-item>
                <text:list>
                  <text:list-item>
                    <text:p text:style-name="P3">Subtype: d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7" draw:style-name="dp4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hexagon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8" draw:style-name="dp4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hexagon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49" draw:style-name="dp5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ellipseWipe</text:p>
              </text:list-item>
            </text:list>
            <text:list text:style-name="L3">
              <text:list-item>
                <text:list>
                  <text:list-item>
                    <text:p text:style-name="P3">Subtype: circ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0" draw:style-name="dp5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4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ellipse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1" draw:style-name="dp5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ellipse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2" draw:style-name="dp5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eye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3" draw:style-name="dp5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eye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4" draw:style-name="dp5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roundRect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5" draw:style-name="dp5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roundRect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6" draw:style-name="dp5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tarWipe</text:p>
              </text:list-item>
            </text:list>
            <text:list text:style-name="L3">
              <text:list-item>
                <text:list>
                  <text:list-item>
                    <text:p text:style-name="P3">Subtype: four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7" draw:style-name="dp5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tarWipe</text:p>
              </text:list-item>
            </text:list>
            <text:list text:style-name="L3">
              <text:list-item>
                <text:list>
                  <text:list-item>
                    <text:p text:style-name="P3">Subtype: five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8" draw:style-name="dp5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tarWipe</text:p>
              </text:list-item>
            </text:list>
            <text:list text:style-name="L3">
              <text:list-item>
                <text:list>
                  <text:list-item>
                    <text:p text:style-name="P3">Subtype: six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59" draw:style-name="dp6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miscShapeWipe</text:p>
              </text:list-item>
            </text:list>
            <text:list text:style-name="L3">
              <text:list-item>
                <text:list>
                  <text:list-item>
                    <text:p text:style-name="P3">Subtype: hea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0" draw:style-name="dp6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5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miscShapeWipe</text:p>
              </text:list-item>
            </text:list>
            <text:list text:style-name="L3">
              <text:list-item>
                <text:list>
                  <text:list-item>
                    <text:p text:style-name="P3">Subtype: keyho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1" draw:style-name="dp6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clockWipe</text:p>
              </text:list-item>
            </text:list>
            <text:list text:style-name="L3">
              <text:list-item>
                <text:list>
                  <text:list-item>
                    <text:p text:style-name="P3">Subtype: clockwiseTwel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2" draw:style-name="dp6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clockWipe</text:p>
              </text:list-item>
            </text:list>
            <text:list text:style-name="L3">
              <text:list-item>
                <text:list>
                  <text:list-item>
                    <text:p text:style-name="P3">Subtype: clockwiseTh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3" draw:style-name="dp6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clockWipe</text:p>
              </text:list-item>
            </text:list>
            <text:list text:style-name="L3">
              <text:list-item>
                <text:list>
                  <text:list-item>
                    <text:p text:style-name="P3">Subtype: clockwiseS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4" draw:style-name="dp6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clockWipe</text:p>
              </text:list-item>
            </text:list>
            <text:list text:style-name="L3">
              <text:list-item>
                <text:list>
                  <text:list-item>
                    <text:p text:style-name="P3">Subtype: clockwiseN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5" draw:style-name="dp6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inWheelWipe</text:p>
              </text:list-item>
            </text:list>
            <text:list text:style-name="L3">
              <text:list-item>
                <text:list>
                  <text:list-item>
                    <text:p text:style-name="P3">Subtype: oneBla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6" draw:style-name="dp6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inWheelWipe</text:p>
              </text:list-item>
            </text:list>
            <text:list text:style-name="L3">
              <text:list-item>
                <text:list>
                  <text:list-item>
                    <text:p text:style-name="P3">Subtype: twoBlade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7" draw:style-name="dp6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inWheelWipe</text:p>
              </text:list-item>
            </text:list>
            <text:list text:style-name="L3">
              <text:list-item>
                <text:list>
                  <text:list-item>
                    <text:p text:style-name="P3">Subtype: twoBlade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8" draw:style-name="dp6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inWheelWipe</text:p>
              </text:list-item>
            </text:list>
            <text:list text:style-name="L3">
              <text:list-item>
                <text:list>
                  <text:list-item>
                    <text:p text:style-name="P3">Subtype: threeBla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69" draw:style-name="dp7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inWheelWipe</text:p>
              </text:list-item>
            </text:list>
            <text:list text:style-name="L3">
              <text:list-item>
                <text:list>
                  <text:list-item>
                    <text:p text:style-name="P3">Subtype: fourBla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0" draw:style-name="dp7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6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inWheelWipe</text:p>
              </text:list-item>
            </text:list>
            <text:list text:style-name="L3">
              <text:list-item>
                <text:list>
                  <text:list-item>
                    <text:p text:style-name="P3">Subtype: eightBla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1" draw:style-name="dp7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lockwise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2" draw:style-name="dp7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lockwise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3" draw:style-name="dp7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lockwise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4" draw:style-name="dp7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lockwise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5" draw:style-name="dp7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lockwiseTop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6" draw:style-name="dp7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ounterClockwiseBott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7" draw:style-name="dp7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lockwiseBottom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8" draw:style-name="dp7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ingleSweepWipe</text:p>
              </text:list-item>
            </text:list>
            <text:list text:style-name="L3">
              <text:list-item>
                <text:list>
                  <text:list-item>
                    <text:p text:style-name="P3">Subtype: counterClockwiseTop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79" draw:style-name="dp8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nWipe</text:p>
              </text:list-item>
            </text:list>
            <text:list text:style-name="L3">
              <text:list-item>
                <text:list>
                  <text:list-item>
                    <text:p text:style-name="P3">Subtype: center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0" draw:style-name="dp8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7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nWipe</text:p>
              </text:list-item>
            </text:list>
            <text:list text:style-name="L3">
              <text:list-item>
                <text:list>
                  <text:list-item>
                    <text:p text:style-name="P3">Subtype: center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1" draw:style-name="dp8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nWipe</text:p>
              </text:list-item>
            </text:list>
            <text:list text:style-name="L3">
              <text:list-item>
                <text:list>
                  <text:list-item>
                    <text:p text:style-name="P3">Subtype: 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2" draw:style-name="dp8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n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3" draw:style-name="dp8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nWipe</text:p>
              </text:list-item>
            </text:list>
            <text:list text:style-name="L3">
              <text:list-item>
                <text:list>
                  <text:list-item>
                    <text:p text:style-name="P3">Subtype: 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4" draw:style-name="dp8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nWipe</text:p>
              </text:list-item>
            </text:list>
            <text:list text:style-name="L3">
              <text:list-item>
                <text:list>
                  <text:list-item>
                    <text:p text:style-name="P3">Subtype: 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5" draw:style-name="dp8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FanWipe</text:p>
              </text:list-item>
            </text:list>
            <text:list text:style-name="L3">
              <text:list-item>
                <text:list>
                  <text:list-item>
                    <text:p text:style-name="P3">Subtype: fanOut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6" draw:style-name="dp8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FanWipe</text:p>
              </text:list-item>
            </text:list>
            <text:list text:style-name="L3">
              <text:list-item>
                <text:list>
                  <text:list-item>
                    <text:p text:style-name="P3">Subtype: fanOut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7" draw:style-name="dp8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FanWipe</text:p>
              </text:list-item>
            </text:list>
            <text:list text:style-name="L3">
              <text:list-item>
                <text:list>
                  <text:list-item>
                    <text:p text:style-name="P3">Subtype: fanIn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8" draw:style-name="dp8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FanWipe</text:p>
              </text:list-item>
            </text:list>
            <text:list text:style-name="L3">
              <text:list-item>
                <text:list>
                  <text:list-item>
                    <text:p text:style-name="P3">Subtype: fanIn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89" draw:style-name="dp9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SweepWipe</text:p>
              </text:list-item>
            </text:list>
            <text:list text:style-name="L3">
              <text:list-item>
                <text:list>
                  <text:list-item>
                    <text:p text:style-name="P3">Subtype: parallel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0" draw:style-name="dp9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8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SweepWipe</text:p>
              </text:list-item>
            </text:list>
            <text:list text:style-name="L3">
              <text:list-item>
                <text:list>
                  <text:list-item>
                    <text:p text:style-name="P3">Subtype: parallelDiago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1" draw:style-name="dp9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SweepWipe</text:p>
              </text:list-item>
            </text:list>
            <text:list text:style-name="L3">
              <text:list-item>
                <text:list>
                  <text:list-item>
                    <text:p text:style-name="P3">Subtype: opposite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2" draw:style-name="dp9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SweepWipe</text:p>
              </text:list-item>
            </text:list>
            <text:list text:style-name="L3">
              <text:list-item>
                <text:list>
                  <text:list-item>
                    <text:p text:style-name="P3">Subtype: opposite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3" draw:style-name="dp9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SweepWipe</text:p>
              </text:list-item>
            </text:list>
            <text:list text:style-name="L3">
              <text:list-item>
                <text:list>
                  <text:list-item>
                    <text:p text:style-name="P3">Subtype: parallelDiagonalTop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4" draw:style-name="dp9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oubleSweepWipe</text:p>
              </text:list-item>
            </text:list>
            <text:list text:style-name="L3">
              <text:list-item>
                <text:list>
                  <text:list-item>
                    <text:p text:style-name="P3">Subtype: parallelDiagonalBott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5" draw:style-name="dp9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aloonDoorWipe</text:p>
              </text:list-item>
            </text:list>
            <text:list text:style-name="L3">
              <text:list-item>
                <text:list>
                  <text:list-item>
                    <text:p text:style-name="P3">Subtype: 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6" draw:style-name="dp9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aloonDoorWipe</text:p>
              </text:list-item>
            </text:list>
            <text:list text:style-name="L3">
              <text:list-item>
                <text:list>
                  <text:list-item>
                    <text:p text:style-name="P3">Subtype: 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7" draw:style-name="dp9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aloonDoorWipe</text:p>
              </text:list-item>
            </text:list>
            <text:list text:style-name="L3">
              <text:list-item>
                <text:list>
                  <text:list-item>
                    <text:p text:style-name="P3">Subtype: 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8" draw:style-name="dp9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aloonDoor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99" draw:style-name="dp10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indshieldWipe</text:p>
              </text:list-item>
            </text:list>
            <text:list text:style-name="L3">
              <text:list-item>
                <text:list>
                  <text:list-item>
                    <text:p text:style-name="P3">Subtype: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0" draw:style-name="dp10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9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indshieldWipe</text:p>
              </text:list-item>
            </text:list>
            <text:list text:style-name="L3">
              <text:list-item>
                <text:list>
                  <text:list-item>
                    <text:p text:style-name="P3">Subtype: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1" draw:style-name="dp10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indshield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2" draw:style-name="dp10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indshield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3" draw:style-name="dp10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nakeWipe</text:p>
              </text:list-item>
            </text:list>
            <text:list text:style-name="L3">
              <text:list-item>
                <text:list>
                  <text:list-item>
                    <text:p text:style-name="P3">Subtype: topLeft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4" draw:style-name="dp10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nakeWipe</text:p>
              </text:list-item>
            </text:list>
            <text:list text:style-name="L3">
              <text:list-item>
                <text:list>
                  <text:list-item>
                    <text:p text:style-name="P3">Subtype: topLeft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5" draw:style-name="dp10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nakeWipe</text:p>
              </text:list-item>
            </text:list>
            <text:list text:style-name="L3">
              <text:list-item>
                <text:list>
                  <text:list-item>
                    <text:p text:style-name="P3">Subtype: topLeftDiago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6" draw:style-name="dp10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nakeWipe</text:p>
              </text:list-item>
            </text:list>
            <text:list text:style-name="L3">
              <text:list-item>
                <text:list>
                  <text:list-item>
                    <text:p text:style-name="P3">Subtype: topRightDiago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7" draw:style-name="dp10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nakeWipe</text:p>
              </text:list-item>
            </text:list>
            <text:list text:style-name="L3">
              <text:list-item>
                <text:list>
                  <text:list-item>
                    <text:p text:style-name="P3">Subtype: bottomRightDiago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8" draw:style-name="dp10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nakeWipe</text:p>
              </text:list-item>
            </text:list>
            <text:list text:style-name="L3">
              <text:list-item>
                <text:list>
                  <text:list-item>
                    <text:p text:style-name="P3">Subtype: bottomLeftDiago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09" draw:style-name="dp11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topLeft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0" draw:style-name="dp11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0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topRight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1" draw:style-name="dp11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bottomRight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2" draw:style-name="dp11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bottomLeft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3" draw:style-name="dp11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topLeftCounter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4" draw:style-name="dp11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topRightCounter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5" draw:style-name="dp11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bottomRightCounter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6" draw:style-name="dp11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piralWipe</text:p>
              </text:list-item>
            </text:list>
            <text:list text:style-name="L3">
              <text:list-item>
                <text:list>
                  <text:list-item>
                    <text:p text:style-name="P3">Subtype: bottomLeftCounterClockwi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7" draw:style-name="dp11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verticalTopS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8" draw:style-name="dp11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verticalBottomS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19" draw:style-name="dp12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verticalTopLeftOppo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0" draw:style-name="dp12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1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verticalBottomLeftOppo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1" draw:style-name="dp12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horizontalLeftS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2" draw:style-name="dp12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horizontalRightS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3" draw:style-name="dp12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horizontalTopLeftOppo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4" draw:style-name="dp12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horizontalTopRightOppo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5" draw:style-name="dp12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diagonalBottomLeftOppo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6" draw:style-name="dp12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arallelSnakesWipe</text:p>
              </text:list-item>
            </text:list>
            <text:list text:style-name="L3">
              <text:list-item>
                <text:list>
                  <text:list-item>
                    <text:p text:style-name="P3">Subtype: diagonalTopLeftOppo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7" draw:style-name="dp12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SnakesWipe</text:p>
              </text:list-item>
            </text:list>
            <text:list text:style-name="L3">
              <text:list-item>
                <text:list>
                  <text:list-item>
                    <text:p text:style-name="P3">Subtype: twoBox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8" draw:style-name="dp12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SnakesWipe</text:p>
              </text:list-item>
            </text:list>
            <text:list text:style-name="L3">
              <text:list-item>
                <text:list>
                  <text:list-item>
                    <text:p text:style-name="P3">Subtype: twoBox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29" draw:style-name="dp13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SnakesWipe</text:p>
              </text:list-item>
            </text:list>
            <text:list text:style-name="L3">
              <text:list-item>
                <text:list>
                  <text:list-item>
                    <text:p text:style-name="P3">Subtype: twoBox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0" draw:style-name="dp13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2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SnakesWipe</text:p>
              </text:list-item>
            </text:list>
            <text:list text:style-name="L3">
              <text:list-item>
                <text:list>
                  <text:list-item>
                    <text:p text:style-name="P3">Subtype: fourBox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1" draw:style-name="dp13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boxSnakesWipe</text:p>
              </text:list-item>
            </text:list>
            <text:list text:style-name="L3">
              <text:list-item>
                <text:list>
                  <text:list-item>
                    <text:p text:style-name="P3">Subtype: fourBox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2" draw:style-name="dp13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aterfallWipe</text:p>
              </text:list-item>
            </text:list>
            <text:list text:style-name="L3">
              <text:list-item>
                <text:list>
                  <text:list-item>
                    <text:p text:style-name="P3">Subtype: vertical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3" draw:style-name="dp13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aterfallWipe</text:p>
              </text:list-item>
            </text:list>
            <text:list text:style-name="L3">
              <text:list-item>
                <text:list>
                  <text:list-item>
                    <text:p text:style-name="P3">Subtype: vertical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4" draw:style-name="dp13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aterfallWipe</text:p>
              </text:list-item>
            </text:list>
            <text:list text:style-name="L3">
              <text:list-item>
                <text:list>
                  <text:list-item>
                    <text:p text:style-name="P3">Subtype: horizontal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5" draw:style-name="dp13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waterfallWipe</text:p>
              </text:list-item>
            </text:list>
            <text:list text:style-name="L3">
              <text:list-item>
                <text:list>
                  <text:list-item>
                    <text:p text:style-name="P3">Subtype: horizontal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6" draw:style-name="dp13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7" draw:style-name="dp13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8" draw:style-name="dp13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39" draw:style-name="dp14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0" draw:style-name="dp14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3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Bottom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1" draw:style-name="dp14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Bott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2" draw:style-name="dp14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Top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3" draw:style-name="dp14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fromTop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4" draw:style-name="dp14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comb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5" draw:style-name="dp14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pushWipe</text:p>
              </text:list-item>
            </text:list>
            <text:list text:style-name="L3">
              <text:list-item>
                <text:list>
                  <text:list-item>
                    <text:p text:style-name="P3">Subtype: comb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6" draw:style-name="dp14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7" draw:style-name="dp14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8" draw:style-name="dp14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49" draw:style-name="dp15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Bott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0" draw:style-name="dp15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4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Bottom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1" draw:style-name="dp15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Bottom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2" draw:style-name="dp15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Top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3" draw:style-name="dp154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2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slideWipe</text:p>
              </text:list-item>
            </text:list>
            <text:list text:style-name="L3">
              <text:list-item>
                <text:list>
                  <text:list-item>
                    <text:p text:style-name="P3">Subtype: fromTop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4" draw:style-name="dp155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3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de</text:p>
              </text:list-item>
            </text:list>
            <text:list text:style-name="L3">
              <text:list-item>
                <text:list>
                  <text:list-item>
                    <text:p text:style-name="P3">Subtype: crossfa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5" draw:style-name="dp156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4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de</text:p>
              </text:list-item>
            </text:list>
            <text:list text:style-name="L3">
              <text:list-item>
                <text:list>
                  <text:list-item>
                    <text:p text:style-name="P3">Subtype: fadeToCol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6" draw:style-name="dp157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5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de</text:p>
              </text:list-item>
            </text:list>
            <text:list text:style-name="L3">
              <text:list-item>
                <text:list>
                  <text:list-item>
                    <text:p text:style-name="P3">Subtype: fadeFromCol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7" draw:style-name="dp158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6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fade</text:p>
              </text:list-item>
            </text:list>
            <text:list text:style-name="L3">
              <text:list-item>
                <text:list>
                  <text:list-item>
                    <text:p text:style-name="P3">Subtype: fadeOverCol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8" draw:style-name="dp159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7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randomBarWipe</text:p>
              </text:list-item>
            </text:list>
            <text:list text:style-name="L3">
              <text:list-item>
                <text:list>
                  <text:list-item>
                    <text:p text:style-name="P3">Subtype: ver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59" draw:style-name="dp160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8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randomBarWipe</text:p>
              </text:list-item>
            </text:list>
            <text:list text:style-name="L3">
              <text:list-item>
                <text:list>
                  <text:list-item>
                    <text:p text:style-name="P3">Subtype: horizon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60" draw:style-name="dp161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59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checkerBoardWipe</text:p>
              </text:list-item>
            </text:list>
            <text:list text:style-name="L3">
              <text:list-item>
                <text:list>
                  <text:list-item>
                    <text:p text:style-name="P3">Subtype: d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61" draw:style-name="dp162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60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checkerBoardWipe</text:p>
              </text:list-item>
            </text:list>
            <text:list text:style-name="L3">
              <text:list-item>
                <text:list>
                  <text:list-item>
                    <text:p text:style-name="P3">Subtype: acro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  <draw:page draw:name="page162" draw:style-name="dp163" draw:master-page-name="Default">
        <draw:frame presentation:style-name="pr4" draw:text-style-name="P1" draw:layer="layout" svg:width="25.199cm" svg:height="3.508cm" svg:x="1.4cm" svg:y="0.836cm" presentation:class="title">
          <draw:text-box>
            <text:p text:style-name="P1">Transition “161”</text:p>
          </draw:text-box>
        </draw:frame>
        <draw:frame presentation:style-name="pr5" draw:text-style-name="P4" draw:layer="layout" svg:width="25.199cm" svg:height="13.367cm" svg:x="1.4cm" svg:y="4.914cm" presentation:class="outline">
          <draw:text-box>
            <text:list text:style-name="L2">
              <text:list-item>
                <text:p text:style-name="P2">Transition: dissolve</text:p>
              </text:list-item>
            </text:list>
            <text:list text:style-name="L3">
              <text:list-item>
                <text:list>
                  <text:list-item>
                    <text:p text:style-name="P3">Subtype: defaul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irection: forw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Mode: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365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ucida Bright'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'Andale Sans UI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Andale Sans U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'Andale Sans UI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'Andale Sans UI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'Andale Sans UI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'Andale Sans UI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5-09-29T18:13:56</meta:creation-date>
    <dc:creator>Radek Doulik</dc:creator>
    <dc:date>2005-09-29T19:57:13</dc:date>
    <dc:language>en-US</dc:language>
    <meta:editing-cycles>2</meta:editing-cycles>
    <meta:editing-duration>PT1H43M23S</meta:editing-duration>
    <meta:user-defined meta:name="Info 1"/>
    <meta:user-defined meta:name="Info 2"/>
    <meta:user-defined meta:name="Info 3"/>
    <meta:user-defined meta:name="Info 4"/>
    <meta:document-statistic meta:object-count="669"/>
  </office:meta>
</office:document-meta>
</file>